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07187" fo:background-color="#ffff00"/>
    </style:style>
    <style:style style:name="P2" style:family="paragraph" style:parent-style-name="Standard">
      <style:text-properties officeooo:paragraph-rsid="00217443" fo:background-color="#ffff00"/>
    </style:style>
    <style:style style:name="P3" style:family="paragraph" style:parent-style-name="Standard">
      <style:text-properties officeooo:paragraph-rsid="00207187"/>
    </style:style>
    <style:style style:name="P4" style:family="paragraph" style:parent-style-name="Standard" style:master-page-name="Standard">
      <style:paragraph-properties style:page-number="auto"/>
      <style:text-properties officeooo:paragraph-rsid="00207187"/>
    </style:style>
    <style:style style:name="T1" style:family="text">
      <style:text-properties officeooo:rsid="00207187"/>
    </style:style>
    <style:style style:name="T2" style:family="text">
      <style:text-properties style:use-window-font-color="true" style:font-name="Liberation Serif" fo:font-size="12pt" fo:language="fr" fo:country="FR" officeooo:rsid="00207187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fr" fo:country="FR" officeooo:rsid="00207187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fr" fo:country="FR" officeooo:rsid="00295e2c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fr" fo:country="FR" officeooo:rsid="00295e2c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fr" fo:country="FR" officeooo:rsid="00207187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fr" fo:country="FR" officeooo:rsid="00207187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fr" fo:country="FR" officeooo:rsid="00295e2c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fr" fo:country="FR" officeooo:rsid="00295e2c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10" style:family="text">
      <style:text-properties officeooo:rsid="00247bbd"/>
    </style:style>
    <style:style style:name="T11" style:family="text">
      <style:text-properties officeooo:rsid="0027b19f"/>
    </style:style>
    <style:style style:name="T12" style:family="text">
      <style:text-properties officeooo:rsid="0027b19f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7b19f" fo:background-color="#ffff00" loext:char-shading-value="0"/>
    </style:style>
    <style:style style:name="T16" style:family="text">
      <style:text-properties officeooo:rsid="0027b19f" fo:background-color="#ffff00" loext:char-shading-value="0"/>
    </style:style>
    <style:style style:name="T17" style:family="text"/>
    <style:style style:name="T18" style:family="text">
      <style:text-properties officeooo:rsid="00295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’est la solution posée <text:span text:style-name="T2">dans le </text:span><text:span text:style-name="T14">Code civil article 1120</text:span>. Voir aussi, dans le même sens, <text:span text:style-name="T14">C. civ. <text:s/>art. 2288 </text:span></text:p>
      <text:p text:style-name="Standard"/>
      <text:p text:style-name="Standard">Cette phrase ne contient pas le mot recherché.</text:p>
      <text:p text:style-name="Standard"><text:line-break/>Cette autre phrase est également un piège.</text:p>
      <text:p text:style-name="Standard"/>
      <text:p text:style-name="P3">Toutefois, la prise en compte <text:span text:style-name="T10">de </text:span><text:span text:style-name="T14">C. civ. article 1240 al. 1</text:span> est de nature à changer la donne.</text:p>
      <text:p text:style-name="P3">C’est aussi le cas de <text:span text:style-name="T14">civ. article 1140</text:span>.</text:p>
      <text:p text:style-name="Standard"/>
      <text:p text:style-name="P3">Ce sont aussi les <text:span text:style-name="T14">Code civil <text:s/>articles 1 et 349</text:span> <text:span text:style-name="T14">C. civ. article 39999</text:span> </text:p>
      <text:p text:style-name="Standard"/>
      <text:p text:style-name="P1">C. civ. Articles 3-12, 12-4-6, 14, 15 et 27 </text:p>
      <text:p text:style-name="Standard"/>
      <text:p text:style-name="P3"><text:span text:style-name="T14">CPC. Art. 1038 et 1289-2</text:span> </text:p>
      <text:p text:style-name="Standard"/>
      <text:p text:style-name="P1">C. assur. Art. L. 385-2, R. 343-4 et A421-13 </text:p>
      <text:p text:style-name="Standard"/>
      <text:p text:style-name="Standard"/>
      <text:p text:style-name="P3">Tenir compte <text:span text:style-name="T1">de </text:span><text:span text:style-name="T14">C. com. art. L. 611-2 , C. com. <text:s/></text:span><text:span text:style-name="T16">art</text:span><text:span text:style-name="T9">icle</text:span><text:span text:style-name="T16"> </text:span><text:span text:style-name="T14">L. 132-1</text:span> et <text:span text:style-name="T14">Code de commerce <text:s/></text:span><text:span text:style-name="T16">art. </text:span><text:span text:style-name="T14">R. 811-3.</text:span></text:p>
      <text:p text:style-name="Standard"/>
      <text:p text:style-name="P3"><text:span text:style-name="T14">C. trav. <text:s/></text:span><text:span text:style-name="T7">a</text:span><text:span text:style-name="T14">rticles L. 1111-1 et </text:span><text:span text:style-name="T16">art. </text:span><text:span text:style-name="T14">R. 4512-15</text:span>.</text:p>
      <text:p text:style-name="Standard"/>
      <text:p text:style-name="P1">C. pr. Int. Art. L. 112-1 <text:s/>CPI Article L. 331-4 .</text:p>
      <text:p text:style-name="Standard"/>
      <text:p text:style-name="P1">c. pén. Articles 131-4 et 225-7-1 </text:p>
      <text:p text:style-name="Standard"/>
      <text:p text:style-name="P1">CPP. Art. 694-4-1 et R57-6-1 .</text:p>
      <text:p text:style-name="Standard"/>
      <text:p text:style-name="P1">C. conso. Articles L. 121-14, R. 742-52 </text:p>
      <text:p text:style-name="Standard"/>
      <text:p text:style-name="P1">CSI <text:s/>Articles L. 622-7 et <text:s/>R. 314-7</text:p>
      <text:p text:style-name="Standard"/>
      <text:p text:style-name="P1">CSS <text:s/>Art. L. 173-8.</text:p>
      <text:p text:style-name="Standard"/>
      <text:p text:style-name="P1">CSP <text:s/>Art. L. 1110-1.</text:p>
      <text:p text:style-name="Standard"/>
      <text:p text:style-name="P3"><text:span text:style-name="T14">CESEDA </text:span><text:span text:style-name="T7">a</text:span><text:span text:style-name="T14">rticles L. 753-1 et 12.</text:span></text:p>
      <text:p text:style-name="Standard"/>
      <text:p text:style-name="P2">CGCT <text:s/>art. L. 1424-71 et L1. </text:p>
      <text:p text:style-name="Standard"/>
      <text:p text:style-name="P2">CJA <text:s/>Art. L. 121-2</text:p>
      <text:p text:style-name="Standard"/>
      <text:p text:style-name="P2">Code de l'environnement <text:s/>Art. L.124-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20:56:49</meta:creation-date>
    <dc:language>fr-FR</dc:language>
    <dc:date>2022-10-28T21:25:17.504859109</dc:date>
    <meta:editing-cycles>61</meta:editing-cycles>
    <meta:editing-duration>PT16H52M34S</meta:editing-duration>
    <meta:generator>LibreOffice/6.4.7.2$Linux_X86_64 LibreOffice_project/40$Build-2</meta:generator>
    <meta:document-statistic meta:table-count="0" meta:image-count="0" meta:object-count="0" meta:page-count="1" meta:paragraph-count="22" meta:word-count="195" meta:character-count="1004" meta:non-whitespace-character-count="809"/>
  </office:meta>
</office:document-meta>
</file>